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4684d" officeooo:paragraph-rsid="0014684d"/>
    </style:style>
    <style:style style:name="P2" style:family="paragraph" style:parent-style-name="Standard" style:list-style-name="L1">
      <style:text-properties officeooo:rsid="00146d14" officeooo:paragraph-rsid="00146d14"/>
    </style:style>
    <style:style style:name="P3" style:family="paragraph" style:parent-style-name="Standard" style:list-style-name="L1">
      <style:text-properties officeooo:rsid="0014bf95" officeooo:paragraph-rsid="0014bf95"/>
    </style:style>
    <style:style style:name="P4" style:family="paragraph" style:parent-style-name="Standard" style:list-style-name="L1">
      <style:text-properties officeooo:rsid="0015d520" officeooo:paragraph-rsid="0015d520"/>
    </style:style>
    <style:style style:name="P5" style:family="paragraph" style:parent-style-name="Standard">
      <style:text-properties officeooo:rsid="0015d520" officeooo:paragraph-rsid="0015d520"/>
    </style:style>
    <style:style style:name="P6" style:family="paragraph" style:parent-style-name="Standard" style:list-style-name="L2">
      <style:text-properties officeooo:rsid="00169a2f" officeooo:paragraph-rsid="00169a2f"/>
    </style:style>
    <style:style style:name="P7" style:family="paragraph" style:parent-style-name="Standard" style:list-style-name="L2">
      <style:text-properties officeooo:rsid="0016cf0a" officeooo:paragraph-rsid="0016cf0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7468002" text:style-name="L1">
        <text:list-item>
          <text:p text:style-name="P1">An extra check to see if the percentages entered are correct.</text:p>
        </text:list-item>
        <text:list-item>
          <text:p text:style-name="P2">The submit transaction button should not work until the total matches the toal amount</text:p>
        </text:list-item>
        <text:list-item>
          <text:p text:style-name="P3">Extra category (expense -&gt; Loan)</text:p>
        </text:list-item>
        <text:list-item>
          <text:p text:style-name="P3">Record expense</text:p>
        </text:list-item>
        <text:list-item>
          <text:p text:style-name="P3">Individual transactions that do not affect </text:p>
        </text:list-item>
        <text:list-item>
          <text:p text:style-name="P3">Across projects, how much de owe them.</text:p>
        </text:list-item>
        <text:list-item>
          <text:p text:style-name="P3">Extra page for net receiveable (across projects)</text:p>
        </text:list-item>
        <text:list-item>
          <text:p text:style-name="P4">Ownership structure change after </text:p>
        </text:list-item>
      </text:list>
      <text:p text:style-name="P5"/>
      <text:p text:style-name="P5"/>
      <text:p text:style-name="P5">net settlement across projects</text:p>
      <text:p text:style-name="P5">Ownership structure change</text:p>
      <text:p text:style-name="P5">Record expense (mohit bhaiya to appu uncle)</text:p>
      <text:p text:style-name="P5"/>
      <text:p text:style-name="P5"/>
      <text:list xml:id="list467912257" text:style-name="L2">
        <text:list-item>
          <text:p text:style-name="P6">The insert transaction page should have a date attribute</text:p>
        </text:list-item>
        <text:list-item>
          <text:p text:style-name="P6">Need help to edit a transaction</text:p>
        </text:list-item>
        <text:list-item>
          <text:p text:style-name="P6">Make it easier to enter a amount(Lakh)</text:p>
        </text:list-item>
        <text:list-item>
          <text:p text:style-name="P6">Need to disable the submit button after the transaction has been recorded.</text:p>
        </text:list-item>
        <text:list-item>
          <text:p text:style-name="P7">Once someone starts paying the balances have to be readjust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13:04.027368945</meta:creation-date>
    <dc:date>2025-06-09T00:22:51.279860301</dc:date>
    <meta:editing-duration>PT9H54M5S</meta:editing-duration>
    <meta:editing-cycles>1</meta:editing-cycles>
    <meta:document-statistic meta:table-count="0" meta:image-count="0" meta:object-count="0" meta:page-count="1" meta:paragraph-count="16" meta:word-count="127" meta:character-count="734" meta:non-whitespace-character-count="634"/>
    <meta:generator>LibreOffice/7.3.7.2$Linux_X86_64 LibreOffice_project/30$Build-2</meta:generator>
  </office:meta>
</office:document-meta>
</file>